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LL DATA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ANN results (all data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12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/>
          <table:table-cell office:value-type="string" calcext:value-type="string">
            <text:p>Model <text:s text:c="20"/>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12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22"/></text:p>
          </table:table-cell>
          <table:table-cell office:value-type="float" office:value="55.633921" calcext:value-type="float">
            <text:p>55,633921</text:p>
          </table:table-cell>
          <table:table-cell office:value-type="float" office:value="38.16529231" calcext:value-type="float">
            <text:p>38,16529231</text:p>
          </table:table-cell>
          <table:table-cell office:value-type="float" office:value="121.45957477" calcext:value-type="float">
            <text:p>121,45957477</text:p>
          </table:table-cell>
          <table:table-cell office:value-type="float" office:value="0.3298076314" calcext:value-type="float">
            <text:p>0,32980763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5_th_0.7 <text:s text:c="12"/></text:p>
          </table:table-cell>
          <table:table-cell office:value-type="float" office:value="63.10102504" calcext:value-type="float">
            <text:p>63,10102504</text:p>
          </table:table-cell>
          <table:table-cell office:value-type="float" office:value="41.11966467" calcext:value-type="float">
            <text:p>41,11966467</text:p>
          </table:table-cell>
          <table:table-cell office:value-type="float" office:value="106.04691574" calcext:value-type="float">
            <text:p>106,04691574</text:p>
          </table:table-cell>
          <table:table-cell office:value-type="float" office:value="0.1378298797" calcext:value-type="float">
            <text:p>0,13782987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ASSO <text:s text:c="16"/></text:p>
          </table:table-cell>
          <table:table-cell office:value-type="float" office:value="56.32048721" calcext:value-type="float">
            <text:p>56,32048721</text:p>
          </table:table-cell>
          <table:table-cell office:value-type="float" office:value="38.44382889" calcext:value-type="float">
            <text:p>38,44382889</text:p>
          </table:table-cell>
          <table:table-cell office:value-type="float" office:value="123.67659572" calcext:value-type="float">
            <text:p>123,67659572</text:p>
          </table:table-cell>
          <table:table-cell office:value-type="float" office:value="0.3131641658" calcext:value-type="float">
            <text:p>0,31316416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5_th_0.7 <text:s text:c="12"/></text:p>
          </table:table-cell>
          <table:table-cell office:value-type="float" office:value="59.48689841" calcext:value-type="float">
            <text:p>59,48689841</text:p>
          </table:table-cell>
          <table:table-cell office:value-type="float" office:value="39.12158441" calcext:value-type="float">
            <text:p>39,12158441</text:p>
          </table:table-cell>
          <table:table-cell office:value-type="float" office:value="105.25467748" calcext:value-type="float">
            <text:p>105,25467748</text:p>
          </table:table-cell>
          <table:table-cell office:value-type="float" office:value="0.2337635795" calcext:value-type="float">
            <text:p>0,23376357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n(PM2.5) <text:s text:c="18"/></text:p>
          </table:table-cell>
          <table:table-cell office:value-type="float" office:value="62.27344867" calcext:value-type="float">
            <text:p>62,27344867</text:p>
          </table:table-cell>
          <table:table-cell office:value-type="float" office:value="37.52723101" calcext:value-type="float">
            <text:p>37,52723101</text:p>
          </table:table-cell>
          <table:table-cell office:value-type="float" office:value="96.08184539" calcext:value-type="float">
            <text:p>96,08184539</text:p>
          </table:table-cell>
          <table:table-cell office:value-type="float" office:value="0.1602964794" calcext:value-type="float">
            <text:p>0,16029647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5_th_0.7 <text:s text:c="12"/></text:p>
          </table:table-cell>
          <table:table-cell office:value-type="float" office:value="62.6062861" calcext:value-type="float">
            <text:p>62,6062861</text:p>
          </table:table-cell>
          <table:table-cell office:value-type="float" office:value="40.74342542" calcext:value-type="float">
            <text:p>40,74342542</text:p>
          </table:table-cell>
          <table:table-cell office:value-type="float" office:value="115.7258333" calcext:value-type="float">
            <text:p>115,7258333</text:p>
          </table:table-cell>
          <table:table-cell office:value-type="float" office:value="0.1512964428" calcext:value-type="float">
            <text:p>0,15129644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ANN (5), threshold = 0.7 <text:s text:c="12"/></text:p>
          </table:table-cell>
          <table:table-cell table:formula="of:=AVERAGE([.J3:.J7])" office:value-type="float" office:value="66.867591758" calcext:value-type="float">
            <text:p>66,867591758</text:p>
          </table:table-cell>
          <table:table-cell table:formula="of:=AVERAGE([.K3:.K7])" office:value-type="float" office:value="41.795655764" calcext:value-type="float">
            <text:p>41,795655764</text:p>
          </table:table-cell>
          <table:table-cell table:formula="of:=AVERAGE([.L3:.L7])" office:value-type="float" office:value="112.41961996" calcext:value-type="float">
            <text:p>112,41961996</text:p>
          </table:table-cell>
          <table:table-cell table:formula="of:=AVERAGE([.M3:.M7])" office:value-type="float" office:value="0.01827441624" calcext:value-type="float">
            <text:p>0,01827441624</text:p>
          </table:table-cell>
          <table:table-cell table:formula="of:=AVERAGE([.N3:.N7])"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5_th_0.7 <text:s text:c="12"/></text:p>
          </table:table-cell>
          <table:table-cell office:value-type="float" office:value="67.24074828" calcext:value-type="float">
            <text:p>67,24074828</text:p>
          </table:table-cell>
          <table:table-cell office:value-type="float" office:value="44.25871928" calcext:value-type="float">
            <text:p>44,25871928</text:p>
          </table:table-cell>
          <table:table-cell office:value-type="float" office:value="118.50259013" calcext:value-type="float">
            <text:p>118,50259013</text:p>
          </table:table-cell>
          <table:table-cell office:value-type="float" office:value="0.0209943125" calcext:value-type="float">
            <text:p>0,0209943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 gamma = 0.000244, epsilon = 0.5, C = 1 </text:p>
          </table:table-cell>
          <table:table-cell office:value-type="float" office:value="59.3216685" calcext:value-type="float">
            <text:p>59,3216685</text:p>
          </table:table-cell>
          <table:table-cell office:value-type="float" office:value="36.69227632" calcext:value-type="float">
            <text:p>36,69227632</text:p>
          </table:table-cell>
          <table:table-cell office:value-type="float" office:value="87.72640128" calcext:value-type="float">
            <text:p>87,72640128</text:p>
          </table:table-cell>
          <table:table-cell office:value-type="float" office:value="0.2380142412" calcext:value-type="float">
            <text:p>0,2380142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5_5_th_0.7 <text:s text:c="12"/></text:p>
          </table:table-cell>
          <table:table-cell office:value-type="float" office:value="81.90300096" calcext:value-type="float">
            <text:p>81,90300096</text:p>
          </table:table-cell>
          <table:table-cell office:value-type="float" office:value="43.73488504" calcext:value-type="float">
            <text:p>43,73488504</text:p>
          </table:table-cell>
          <table:table-cell office:value-type="float" office:value="116.56808315" calcext:value-type="float">
            <text:p>116,56808315</text:p>
          </table:table-cell>
          <table:table-cell office:value-type="float" office:value="-0.4525121333" calcext:value-type="float">
            <text:p>-0,4525121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20"/></text:p>
          </table:table-cell>
          <table:table-cell office:value-type="float" office:value="17.59356" calcext:value-type="float">
            <text:p>17,59356</text:p>
          </table:table-cell>
          <table:table-cell office:value-type="float" office:value="13.034308" calcext:value-type="float">
            <text:p>13,034308</text:p>
          </table:table-cell>
          <table:table-cell office:value-type="float" office:value="101.18153" calcext:value-type="float">
            <text:p>101,18153</text:p>
          </table:table-cell>
          <table:table-cell office:value-type="float" office:value="-0.1067848" calcext:value-type="float">
            <text:p>-0,1067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1_6_5_th_0.7</text:p>
          </table:table-cell>
          <table:table-cell office:value-type="float" office:value="15.11143" calcext:value-type="float">
            <text:p>15,11143</text:p>
          </table:table-cell>
          <table:table-cell office:value-type="float" office:value="9.684596" calcext:value-type="float">
            <text:p>9,684596</text:p>
          </table:table-cell>
          <table:table-cell office:value-type="float" office:value="67.49469" calcext:value-type="float">
            <text:p>67,49469</text:p>
          </table:table-cell>
          <table:table-cell office:value-type="float" office:value="0.1834795" calcext:value-type="float">
            <text:p>0,18347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ASSO <text:s text:c="14"/></text:p>
          </table:table-cell>
          <table:table-cell office:value-type="float" office:value="17.12806" calcext:value-type="float">
            <text:p>17,12806</text:p>
          </table:table-cell>
          <table:table-cell office:value-type="float" office:value="12.654144" calcext:value-type="float">
            <text:p>12,654144</text:p>
          </table:table-cell>
          <table:table-cell office:value-type="float" office:value="105.24992" calcext:value-type="float">
            <text:p>105,24992</text:p>
          </table:table-cell>
          <table:table-cell office:value-type="float" office:value="-0.0489918" calcext:value-type="float">
            <text:p>-0,0489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2_6_5_th_0.7 <text:s text:c="8"/></text:p>
          </table:table-cell>
          <table:table-cell office:value-type="float" office:value="15.41256" calcext:value-type="float">
            <text:p>15,41256</text:p>
          </table:table-cell>
          <table:table-cell office:value-type="float" office:value="9.679526" calcext:value-type="float">
            <text:p>9,679526</text:p>
          </table:table-cell>
          <table:table-cell office:value-type="float" office:value="62.97151" calcext:value-type="float">
            <text:p>62,97151</text:p>
          </table:table-cell>
          <table:table-cell office:value-type="float" office:value="0.1506134" calcext:value-type="float">
            <text:p>0,1506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n(PM2.5) <text:s text:c="16"/></text:p>
          </table:table-cell>
          <table:table-cell office:value-type="float" office:value="15.91474" calcext:value-type="float">
            <text:p>15,91474</text:p>
          </table:table-cell>
          <table:table-cell office:value-type="float" office:value="9.895047" calcext:value-type="float">
            <text:p>9,895047</text:p>
          </table:table-cell>
          <table:table-cell office:value-type="float" office:value="58.5632" calcext:value-type="float">
            <text:p>58,5632</text:p>
          </table:table-cell>
          <table:table-cell office:value-type="float" office:value="0.094362" calcext:value-type="float">
            <text:p>0,0943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3_6_5_th_0.7 <text:s text:c="8"/></text:p>
          </table:table-cell>
          <table:table-cell office:value-type="float" office:value="15.78079" calcext:value-type="float">
            <text:p>15,78079</text:p>
          </table:table-cell>
          <table:table-cell office:value-type="float" office:value="9.944796" calcext:value-type="float">
            <text:p>9,944796</text:p>
          </table:table-cell>
          <table:table-cell office:value-type="float" office:value="65.88149" calcext:value-type="float">
            <text:p>65,88149</text:p>
          </table:table-cell>
          <table:table-cell office:value-type="float" office:value="0.1095418" calcext:value-type="float">
            <text:p>0,1095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ANN (6, 5), threshold = 0.7</text:p>
          </table:table-cell>
          <table:table-cell table:formula="of:=AVERAGE([.J8:.J12])" office:value-type="float" office:value="15.585484" calcext:value-type="float">
            <text:p>15,585484</text:p>
          </table:table-cell>
          <table:table-cell table:formula="of:=AVERAGE([.K8:.K12])" office:value-type="float" office:value="9.9094826" calcext:value-type="float">
            <text:p>9,9094826</text:p>
          </table:table-cell>
          <table:table-cell table:formula="of:=AVERAGE([.L8:.L12])" office:value-type="float" office:value="67.349962" calcext:value-type="float">
            <text:p>67,349962</text:p>
          </table:table-cell>
          <table:table-cell table:formula="of:=AVERAGE([.M8:.M12])" office:value-type="float" office:value="0.1307473" calcext:value-type="float">
            <text:p>0,1307473</text:p>
          </table:table-cell>
          <table:table-cell table:formula="of:=AVERAGE([.N8:.N12])"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4_6_5_th_0.7 <text:s text:c="8"/></text:p>
          </table:table-cell>
          <table:table-cell office:value-type="float" office:value="16.3514" calcext:value-type="float">
            <text:p>16,3514</text:p>
          </table:table-cell>
          <table:table-cell office:value-type="float" office:value="10.406333" calcext:value-type="float">
            <text:p>10,406333</text:p>
          </table:table-cell>
          <table:table-cell office:value-type="float" office:value="71.6852" calcext:value-type="float">
            <text:p>71,6852</text:p>
          </table:table-cell>
          <table:table-cell office:value-type="float" office:value="0.0439834" calcext:value-type="float">
            <text:p>0,04398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 gamma = 0.000977, epsilon = 2, C = 1 </text:p>
          </table:table-cell>
          <table:table-cell office:value-type="float" office:value="16.11017" calcext:value-type="float">
            <text:p>16,11017</text:p>
          </table:table-cell>
          <table:table-cell office:value-type="float" office:value="10.200652" calcext:value-type="float">
            <text:p>10,200652</text:p>
          </table:table-cell>
          <table:table-cell office:value-type="float" office:value="61.31158" calcext:value-type="float">
            <text:p>61,31158</text:p>
          </table:table-cell>
          <table:table-cell office:value-type="float" office:value="0.071983" calcext:value-type="float">
            <text:p>0,0719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4_3_5_th_0.7 <text:s text:c="8"/></text:p>
          </table:table-cell>
          <table:table-cell office:value-type="float" office:value="15.27124" calcext:value-type="float">
            <text:p>15,27124</text:p>
          </table:table-cell>
          <table:table-cell office:value-type="float" office:value="9.832162" calcext:value-type="float">
            <text:p>9,832162</text:p>
          </table:table-cell>
          <table:table-cell office:value-type="float" office:value="68.71692" calcext:value-type="float">
            <text:p>68,71692</text:p>
          </table:table-cell>
          <table:table-cell office:value-type="float" office:value="0.1661184" calcext:value-type="float">
            <text:p>0,1661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27"/></text:p>
          </table:table-cell>
          <table:table-cell office:value-type="float" office:value="11.114055" calcext:value-type="float">
            <text:p>11,114055</text:p>
          </table:table-cell>
          <table:table-cell office:value-type="float" office:value="8.706909" calcext:value-type="float">
            <text:p>8,706909</text:p>
          </table:table-cell>
          <table:table-cell office:value-type="float" office:value="112.95937" calcext:value-type="float">
            <text:p>112,95937</text:p>
          </table:table-cell>
          <table:table-cell office:value-type="float" office:value="-1.2648976" calcext:value-type="float">
            <text:p>-1,26489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4_2_th_0.5 <text:s text:c="15"/></text:p>
          </table:table-cell>
          <table:table-cell office:value-type="float" office:value="7.762479" calcext:value-type="float">
            <text:p>7,762479</text:p>
          </table:table-cell>
          <table:table-cell office:value-type="float" office:value="6.080864" calcext:value-type="float">
            <text:p>6,080864</text:p>
          </table:table-cell>
          <table:table-cell office:value-type="float" office:value="91.27724" calcext:value-type="float">
            <text:p>91,27724</text:p>
          </table:table-cell>
          <table:table-cell office:value-type="float" office:value="-0.1048524" calcext:value-type="float">
            <text:p>-0,10485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ASSO <text:s text:c="21"/></text:p>
          </table:table-cell>
          <table:table-cell office:value-type="float" office:value="9.048325" calcext:value-type="float">
            <text:p>9,048325</text:p>
          </table:table-cell>
          <table:table-cell office:value-type="float" office:value="7.156856" calcext:value-type="float">
            <text:p>7,156856</text:p>
          </table:table-cell>
          <table:table-cell office:value-type="float" office:value="94.6095" calcext:value-type="float">
            <text:p>94,6095</text:p>
          </table:table-cell>
          <table:table-cell office:value-type="float" office:value="-0.5012043" calcext:value-type="float">
            <text:p>-0,50120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4_2_th_0.5 <text:s text:c="15"/></text:p>
          </table:table-cell>
          <table:table-cell office:value-type="float" office:value="7.572119" calcext:value-type="float">
            <text:p>7,572119</text:p>
          </table:table-cell>
          <table:table-cell office:value-type="float" office:value="6.098944" calcext:value-type="float">
            <text:p>6,098944</text:p>
          </table:table-cell>
          <table:table-cell office:value-type="float" office:value="92.35816" calcext:value-type="float">
            <text:p>92,35816</text:p>
          </table:table-cell>
          <table:table-cell office:value-type="float" office:value="-0.0513283" calcext:value-type="float">
            <text:p>-0,05132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n(PM2.5) <text:s text:c="23"/></text:p>
          </table:table-cell>
          <table:table-cell office:value-type="float" office:value="6.855013" calcext:value-type="float">
            <text:p>6,855013</text:p>
          </table:table-cell>
          <table:table-cell office:value-type="float" office:value="5.24175" calcext:value-type="float">
            <text:p>5,24175</text:p>
          </table:table-cell>
          <table:table-cell office:value-type="float" office:value="66.40734" calcext:value-type="float">
            <text:p>66,40734</text:p>
          </table:table-cell>
          <table:table-cell office:value-type="float" office:value="0.1383717" calcext:value-type="float">
            <text:p>0,13837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4_2_th_0.5 <text:s text:c="15"/></text:p>
          </table:table-cell>
          <table:table-cell office:value-type="float" office:value="9.275312" calcext:value-type="float">
            <text:p>9,275312</text:p>
          </table:table-cell>
          <table:table-cell office:value-type="float" office:value="6.406637" calcext:value-type="float">
            <text:p>6,406637</text:p>
          </table:table-cell>
          <table:table-cell office:value-type="float" office:value="95.78493" calcext:value-type="float">
            <text:p>95,78493</text:p>
          </table:table-cell>
          <table:table-cell office:value-type="float" office:value="-0.5774679" calcext:value-type="float">
            <text:p>-0,57746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ANN (4, 2), threshold = 0.5 <text:s text:c="15"/></text:p>
          </table:table-cell>
          <table:table-cell table:formula="of:=AVERAGE([.J13:.J17])" office:value-type="float" office:value="7.9786984" calcext:value-type="float">
            <text:p>7,9786984</text:p>
          </table:table-cell>
          <table:table-cell table:formula="of:=AVERAGE([.K13:.K17])" office:value-type="float" office:value="6.14605" calcext:value-type="float">
            <text:p>6,14605</text:p>
          </table:table-cell>
          <table:table-cell table:formula="of:=AVERAGE([.L13:.L17])" office:value-type="float" office:value="92.3644" calcext:value-type="float">
            <text:p>92,3644</text:p>
          </table:table-cell>
          <table:table-cell table:formula="of:=AVERAGE([.M13:.M17])" office:value-type="float" office:value="-0.17531702" calcext:value-type="float">
            <text:p>-0,17531702</text:p>
          </table:table-cell>
          <table:table-cell table:formula="of:=AVERAGE([.N13:.N17])"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4_2_th_0.5 <text:s text:c="15"/></text:p>
          </table:table-cell>
          <table:table-cell office:value-type="float" office:value="7.44582" calcext:value-type="float">
            <text:p>7,44582</text:p>
          </table:table-cell>
          <table:table-cell office:value-type="float" office:value="5.969809" calcext:value-type="float">
            <text:p>5,969809</text:p>
          </table:table-cell>
          <table:table-cell office:value-type="float" office:value="89.33437" calcext:value-type="float">
            <text:p>89,33437</text:p>
          </table:table-cell>
          <table:table-cell office:value-type="float" office:value="-0.0165496" calcext:value-type="float">
            <text:p>-0,01654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 gamma = 0.00391, epsilon = 0.0312, C = 0.25 </text:p>
          </table:table-cell>
          <table:table-cell office:value-type="float" office:value="7.06667" calcext:value-type="float">
            <text:p>7,06667</text:p>
          </table:table-cell>
          <table:table-cell office:value-type="float" office:value="5.532226" calcext:value-type="float">
            <text:p>5,532226</text:p>
          </table:table-cell>
          <table:table-cell office:value-type="float" office:value="75.73865" calcext:value-type="float">
            <text:p>75,73865</text:p>
          </table:table-cell>
          <table:table-cell office:value-type="float" office:value="0.0843425" calcext:value-type="float">
            <text:p>0,08434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4_2_th_0.5 <text:s text:c="15"/></text:p>
          </table:table-cell>
          <table:table-cell office:value-type="float" office:value="7.837762" calcext:value-type="float">
            <text:p>7,837762</text:p>
          </table:table-cell>
          <table:table-cell office:value-type="float" office:value="6.173996" calcext:value-type="float">
            <text:p>6,173996</text:p>
          </table:table-cell>
          <table:table-cell office:value-type="float" office:value="93.0673" calcext:value-type="float">
            <text:p>93,0673</text:p>
          </table:table-cell>
          <table:table-cell office:value-type="float" office:value="-0.1263869" calcext:value-type="float">
            <text:p>-0,12638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22"/></text:p>
          </table:table-cell>
          <table:table-cell office:value-type="float" office:value="32.52644" calcext:value-type="float">
            <text:p>32,52644</text:p>
          </table:table-cell>
          <table:table-cell office:value-type="float" office:value="25.27332" calcext:value-type="float">
            <text:p>25,27332</text:p>
          </table:table-cell>
          <table:table-cell office:value-type="float" office:value="119.46959" calcext:value-type="float">
            <text:p>119,46959</text:p>
          </table:table-cell>
          <table:table-cell office:value-type="float" office:value="-0.8007117" calcext:value-type="float">
            <text:p>-0,80071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1_5_5_th_0.5 <text:s text:c="10"/></text:p>
          </table:table-cell>
          <table:table-cell office:value-type="float" office:value="22.36561" calcext:value-type="float">
            <text:p>22,36561</text:p>
          </table:table-cell>
          <table:table-cell office:value-type="float" office:value="16.30172" calcext:value-type="float">
            <text:p>16,30172</text:p>
          </table:table-cell>
          <table:table-cell office:value-type="float" office:value="107.78898" calcext:value-type="float">
            <text:p>107,78898</text:p>
          </table:table-cell>
          <table:table-cell office:value-type="float" office:value="0.1486023" calcext:value-type="float">
            <text:p>0,14860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ASSO <text:s text:c="16"/></text:p>
          </table:table-cell>
          <table:table-cell office:value-type="float" office:value="23.00351" calcext:value-type="float">
            <text:p>23,00351</text:p>
          </table:table-cell>
          <table:table-cell office:value-type="float" office:value="17.57439" calcext:value-type="float">
            <text:p>17,57439</text:p>
          </table:table-cell>
          <table:table-cell office:value-type="float" office:value="132.82607" calcext:value-type="float">
            <text:p>132,82607</text:p>
          </table:table-cell>
          <table:table-cell office:value-type="float" office:value="0.0993435" calcext:value-type="float">
            <text:p>0,09934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2_5_5_th_0.5 <text:s text:c="10"/></text:p>
          </table:table-cell>
          <table:table-cell office:value-type="float" office:value="21.5677" calcext:value-type="float">
            <text:p>21,5677</text:p>
          </table:table-cell>
          <table:table-cell office:value-type="float" office:value="15.53356" calcext:value-type="float">
            <text:p>15,53356</text:p>
          </table:table-cell>
          <table:table-cell office:value-type="float" office:value="99.93553" calcext:value-type="float">
            <text:p>99,93553</text:p>
          </table:table-cell>
          <table:table-cell office:value-type="float" office:value="0.2082669" calcext:value-type="float">
            <text:p>0,20826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n(PM2.5) <text:s text:c="18"/></text:p>
          </table:table-cell>
          <table:table-cell office:value-type="float" office:value="32.12376" calcext:value-type="float">
            <text:p>32,12376</text:p>
          </table:table-cell>
          <table:table-cell office:value-type="float" office:value="23.98343" calcext:value-type="float">
            <text:p>23,98343</text:p>
          </table:table-cell>
          <table:table-cell office:value-type="float" office:value="98.04022" calcext:value-type="float">
            <text:p>98,04022</text:p>
          </table:table-cell>
          <table:table-cell office:value-type="float" office:value="-0.7564009" calcext:value-type="float">
            <text:p>-0,7564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3_5_5_th_0.5 <text:s text:c="10"/></text:p>
          </table:table-cell>
          <table:table-cell office:value-type="float" office:value="21.70588" calcext:value-type="float">
            <text:p>21,70588</text:p>
          </table:table-cell>
          <table:table-cell office:value-type="float" office:value="15.66431" calcext:value-type="float">
            <text:p>15,66431</text:p>
          </table:table-cell>
          <table:table-cell office:value-type="float" office:value="102.02912" calcext:value-type="float">
            <text:p>102,02912</text:p>
          </table:table-cell>
          <table:table-cell office:value-type="float" office:value="0.1980896" calcext:value-type="float">
            <text:p>0,1980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ANN (5, 5), threshold = 0.5 <text:s text:c="10"/></text:p>
          </table:table-cell>
          <table:table-cell table:formula="of:=AVERAGE([.J18:.J22])" office:value-type="float" office:value="21.977686" calcext:value-type="float">
            <text:p>21,977686</text:p>
          </table:table-cell>
          <table:table-cell table:formula="of:=AVERAGE([.K18:.K22])" office:value-type="float" office:value="15.856848" calcext:value-type="float">
            <text:p>15,856848</text:p>
          </table:table-cell>
          <table:table-cell table:formula="of:=AVERAGE([.L18:.L22])" office:value-type="float" office:value="103.396522" calcext:value-type="float">
            <text:p>103,396522</text:p>
          </table:table-cell>
          <table:table-cell table:formula="of:=AVERAGE([.M18:.M22])" office:value-type="float" office:value="0.17742828" calcext:value-type="float">
            <text:p>0,17742828</text:p>
          </table:table-cell>
          <table:table-cell table:formula="of:=AVERAGE([.N18:.N22])"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4_5_5_th_0.5 <text:s text:c="10"/></text:p>
          </table:table-cell>
          <table:table-cell office:value-type="float" office:value="22.7927" calcext:value-type="float">
            <text:p>22,7927</text:p>
          </table:table-cell>
          <table:table-cell office:value-type="float" office:value="16.27164" calcext:value-type="float">
            <text:p>16,27164</text:p>
          </table:table-cell>
          <table:table-cell office:value-type="float" office:value="104.91397" calcext:value-type="float">
            <text:p>104,91397</text:p>
          </table:table-cell>
          <table:table-cell office:value-type="float" office:value="0.1157756" calcext:value-type="float">
            <text:p>0,11577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 gamma = 0.000244, epsilon = 0.5, C = 4 </text:p>
          </table:table-cell>
          <table:table-cell office:value-type="float" office:value="22.32554" calcext:value-type="float">
            <text:p>22,32554</text:p>
          </table:table-cell>
          <table:table-cell office:value-type="float" office:value="15.31035" calcext:value-type="float">
            <text:p>15,31035</text:p>
          </table:table-cell>
          <table:table-cell office:value-type="float" office:value="88.15528" calcext:value-type="float">
            <text:p>88,15528</text:p>
          </table:table-cell>
          <table:table-cell office:value-type="float" office:value="0.1516504" calcext:value-type="float">
            <text:p>0,15165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5_5_5_th_0.5 <text:s text:c="10"/></text:p>
          </table:table-cell>
          <table:table-cell office:value-type="float" office:value="21.45654" calcext:value-type="float">
            <text:p>21,45654</text:p>
          </table:table-cell>
          <table:table-cell office:value-type="float" office:value="15.51301" calcext:value-type="float">
            <text:p>15,51301</text:p>
          </table:table-cell>
          <table:table-cell office:value-type="float" office:value="102.31501" calcext:value-type="float">
            <text:p>102,31501</text:p>
          </table:table-cell>
          <table:table-cell office:value-type="float" office:value="0.216407" calcext:value-type="float">
            <text:p>0,216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1">
            <text:p>SAME SEASON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ANN results (same season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12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12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2">
          <table:table-cell office:value-type="string" calcext:value-type="string">
            <text:p>MLR <text:s text:c="23"/></text:p>
          </table:table-cell>
          <table:table-cell office:value-type="float" office:value="55.34926" calcext:value-type="float">
            <text:p>55,34926</text:p>
          </table:table-cell>
          <table:table-cell office:value-type="float" office:value="41.59196" calcext:value-type="float">
            <text:p>41,59196</text:p>
          </table:table-cell>
          <table:table-cell office:value-type="float" office:value="158.58123" calcext:value-type="float">
            <text:p>158,58123</text:p>
          </table:table-cell>
          <table:table-cell office:value-type="float" office:value="0.3329571" calcext:value-type="float">
            <text:p>0,33295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5_5_th_0.5 <text:s text:c="11"/></text:p>
          </table:table-cell>
          <table:table-cell office:value-type="float" office:value="58.50708" calcext:value-type="float">
            <text:p>58,50708</text:p>
          </table:table-cell>
          <table:table-cell office:value-type="float" office:value="40.95694" calcext:value-type="float">
            <text:p>40,95694</text:p>
          </table:table-cell>
          <table:table-cell office:value-type="float" office:value="129.25351" calcext:value-type="float">
            <text:p>129,25351</text:p>
          </table:table-cell>
          <table:table-cell office:value-type="float" office:value="0.2546727" calcext:value-type="float">
            <text:p>0,25467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ASSO <text:s text:c="17"/></text:p>
          </table:table-cell>
          <table:table-cell office:value-type="float" office:value="55.78184" calcext:value-type="float">
            <text:p>55,78184</text:p>
          </table:table-cell>
          <table:table-cell office:value-type="float" office:value="41.28842" calcext:value-type="float">
            <text:p>41,28842</text:p>
          </table:table-cell>
          <table:table-cell office:value-type="float" office:value="155.23654" calcext:value-type="float">
            <text:p>155,23654</text:p>
          </table:table-cell>
          <table:table-cell office:value-type="float" office:value="0.3224898" calcext:value-type="float">
            <text:p>0,3224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5_5_th_0.5 <text:s text:c="11"/></text:p>
          </table:table-cell>
          <table:table-cell office:value-type="float" office:value="56.66641" calcext:value-type="float">
            <text:p>56,66641</text:p>
          </table:table-cell>
          <table:table-cell office:value-type="float" office:value="39.98015" calcext:value-type="float">
            <text:p>39,98015</text:p>
          </table:table-cell>
          <table:table-cell office:value-type="float" office:value="123.14538" calcext:value-type="float">
            <text:p>123,14538</text:p>
          </table:table-cell>
          <table:table-cell office:value-type="float" office:value="0.300832" calcext:value-type="float">
            <text:p>0,3008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n(PM2.5) <text:s text:c="19"/></text:p>
          </table:table-cell>
          <table:table-cell office:value-type="float" office:value="56.25407" calcext:value-type="float">
            <text:p>56,25407</text:p>
          </table:table-cell>
          <table:table-cell office:value-type="float" office:value="37.49466" calcext:value-type="float">
            <text:p>37,49466</text:p>
          </table:table-cell>
          <table:table-cell office:value-type="float" office:value="106.48891" calcext:value-type="float">
            <text:p>106,48891</text:p>
          </table:table-cell>
          <table:table-cell office:value-type="float" office:value="0.3109702" calcext:value-type="float">
            <text:p>0,31097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5_5_th_0.5 <text:s text:c="11"/></text:p>
          </table:table-cell>
          <table:table-cell office:value-type="float" office:value="66.62709" calcext:value-type="float">
            <text:p>66,62709</text:p>
          </table:table-cell>
          <table:table-cell office:value-type="float" office:value="46.33313" calcext:value-type="float">
            <text:p>46,33313</text:p>
          </table:table-cell>
          <table:table-cell office:value-type="float" office:value="142.68184" calcext:value-type="float">
            <text:p>142,68184</text:p>
          </table:table-cell>
          <table:table-cell office:value-type="float" office:value="0.0334333" calcext:value-type="float">
            <text:p>0,03343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ANN (5, 5), threshold = 0.5 <text:s text:c="11"/></text:p>
          </table:table-cell>
          <table:table-cell table:formula="of:=AVERAGE([.J28:.J32])" office:value-type="float" office:value="62.872174" calcext:value-type="float">
            <text:p>62,872174</text:p>
          </table:table-cell>
          <table:table-cell table:formula="of:=AVERAGE([.K28:.K32])" office:value-type="float" office:value="43.772442" calcext:value-type="float">
            <text:p>43,772442</text:p>
          </table:table-cell>
          <table:table-cell table:formula="of:=AVERAGE([.L28:.L32])" office:value-type="float" office:value="134.418286" calcext:value-type="float">
            <text:p>134,418286</text:p>
          </table:table-cell>
          <table:table-cell table:formula="of:=AVERAGE([.M28:.M32])" office:value-type="float" office:value="0.134449" calcext:value-type="float">
            <text:p>0,134449</text:p>
          </table:table-cell>
          <table:table-cell table:formula="of:=AVERAGE([.N28:.N32])"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5_5_th_0.5 <text:s text:c="11"/></text:p>
          </table:table-cell>
          <table:table-cell office:value-type="float" office:value="63.38907" calcext:value-type="float">
            <text:p>63,38907</text:p>
          </table:table-cell>
          <table:table-cell office:value-type="float" office:value="45.12518" calcext:value-type="float">
            <text:p>45,12518</text:p>
          </table:table-cell>
          <table:table-cell office:value-type="float" office:value="141.39687" calcext:value-type="float">
            <text:p>141,39687</text:p>
          </table:table-cell>
          <table:table-cell office:value-type="float" office:value="0.125099" calcext:value-type="float">
            <text:p>0,1250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 gamma = 0.000977, epsilon = 0.25, C = 4 </text:p>
          </table:table-cell>
          <table:table-cell office:value-type="float" office:value="55.84103" calcext:value-type="float">
            <text:p>55,84103</text:p>
          </table:table-cell>
          <table:table-cell office:value-type="float" office:value="37.04092" calcext:value-type="float">
            <text:p>37,04092</text:p>
          </table:table-cell>
          <table:table-cell office:value-type="float" office:value="94.37182" calcext:value-type="float">
            <text:p>94,37182</text:p>
          </table:table-cell>
          <table:table-cell office:value-type="float" office:value="0.3210511" calcext:value-type="float">
            <text:p>0,32105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5_5_5_th_0.5 <text:s text:c="11"/></text:p>
          </table:table-cell>
          <table:table-cell office:value-type="float" office:value="69.17122" calcext:value-type="float">
            <text:p>69,17122</text:p>
          </table:table-cell>
          <table:table-cell office:value-type="float" office:value="46.46681" calcext:value-type="float">
            <text:p>46,46681</text:p>
          </table:table-cell>
          <table:table-cell office:value-type="float" office:value="135.61383" calcext:value-type="float">
            <text:p>135,61383</text:p>
          </table:table-cell>
          <table:table-cell office:value-type="float" office:value="-0.041792" calcext:value-type="float">
            <text:p>-0,0417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26"/></text:p>
          </table:table-cell>
          <table:table-cell office:value-type="float" office:value="15.81512" calcext:value-type="float">
            <text:p>15,81512</text:p>
          </table:table-cell>
          <table:table-cell office:value-type="float" office:value="10.699779" calcext:value-type="float">
            <text:p>10,699779</text:p>
          </table:table-cell>
          <table:table-cell office:value-type="float" office:value="76.68632" calcext:value-type="float">
            <text:p>76,68632</text:p>
          </table:table-cell>
          <table:table-cell office:value-type="float" office:value="0.1066146" calcext:value-type="float">
            <text:p>0,1066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1_4_3_th_0.7 <text:s text:c="14"/></text:p>
          </table:table-cell>
          <table:table-cell office:value-type="float" office:value="16.7163" calcext:value-type="float">
            <text:p>16,7163</text:p>
          </table:table-cell>
          <table:table-cell office:value-type="float" office:value="10.938913" calcext:value-type="float">
            <text:p>10,938913</text:p>
          </table:table-cell>
          <table:table-cell office:value-type="float" office:value="81.5668" calcext:value-type="float">
            <text:p>81,5668</text:p>
          </table:table-cell>
          <table:table-cell office:value-type="float" office:value="0.0018999" calcext:value-type="float">
            <text:p>0,00189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ASSO <text:s text:c="20"/></text:p>
          </table:table-cell>
          <table:table-cell office:value-type="float" office:value="15.59755" calcext:value-type="float">
            <text:p>15,59755</text:p>
          </table:table-cell>
          <table:table-cell office:value-type="float" office:value="10.496234" calcext:value-type="float">
            <text:p>10,496234</text:p>
          </table:table-cell>
          <table:table-cell office:value-type="float" office:value="81.43458" calcext:value-type="float">
            <text:p>81,43458</text:p>
          </table:table-cell>
          <table:table-cell office:value-type="float" office:value="0.1310269" calcext:value-type="float">
            <text:p>0,13102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2_4_3_th_0.7 <text:s text:c="14"/></text:p>
          </table:table-cell>
          <table:table-cell office:value-type="float" office:value="15.27652" calcext:value-type="float">
            <text:p>15,27652</text:p>
          </table:table-cell>
          <table:table-cell office:value-type="float" office:value="10.179056" calcext:value-type="float">
            <text:p>10,179056</text:p>
          </table:table-cell>
          <table:table-cell office:value-type="float" office:value="76.28348" calcext:value-type="float">
            <text:p>76,28348</text:p>
          </table:table-cell>
          <table:table-cell office:value-type="float" office:value="0.1664289" calcext:value-type="float">
            <text:p>0,16642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n(PM2.5) <text:s text:c="22"/></text:p>
          </table:table-cell>
          <table:table-cell office:value-type="float" office:value="16.39831" calcext:value-type="float">
            <text:p>16,39831</text:p>
          </table:table-cell>
          <table:table-cell office:value-type="float" office:value="10.078128" calcext:value-type="float">
            <text:p>10,078128</text:p>
          </table:table-cell>
          <table:table-cell office:value-type="float" office:value="62.10189" calcext:value-type="float">
            <text:p>62,10189</text:p>
          </table:table-cell>
          <table:table-cell office:value-type="float" office:value="0.0395118" calcext:value-type="float">
            <text:p>0,0395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3_4_3_th_0.7 <text:s text:c="14"/></text:p>
          </table:table-cell>
          <table:table-cell office:value-type="float" office:value="16.04882" calcext:value-type="float">
            <text:p>16,04882</text:p>
          </table:table-cell>
          <table:table-cell office:value-type="float" office:value="10.376037" calcext:value-type="float">
            <text:p>10,376037</text:p>
          </table:table-cell>
          <table:table-cell office:value-type="float" office:value="74.85395" calcext:value-type="float">
            <text:p>74,85395</text:p>
          </table:table-cell>
          <table:table-cell office:value-type="float" office:value="0.0800175" calcext:value-type="float">
            <text:p>0,08001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ANN (4, 3), threshold = 0.7 <text:s text:c="14"/></text:p>
          </table:table-cell>
          <table:table-cell table:formula="of:=AVERAGE([.J33:.J37])" office:value-type="float" office:value="15.59001" calcext:value-type="float">
            <text:p>15,59001</text:p>
          </table:table-cell>
          <table:table-cell table:formula="of:=AVERAGE([.K33:.K37])" office:value-type="float" office:value="10.3072612" calcext:value-type="float">
            <text:p>10,3072612</text:p>
          </table:table-cell>
          <table:table-cell table:formula="of:=AVERAGE([.L33:.L37])" office:value-type="float" office:value="75.97913" calcext:value-type="float">
            <text:p>75,97913</text:p>
          </table:table-cell>
          <table:table-cell table:formula="of:=AVERAGE([.M33:.M37])" office:value-type="float" office:value="0.13012056" calcext:value-type="float">
            <text:p>0,13012056</text:p>
          </table:table-cell>
          <table:table-cell table:formula="of:=AVERAGE([.N33:.N37])"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4_4_3_th_0.7 <text:s text:c="14"/></text:p>
          </table:table-cell>
          <table:table-cell office:value-type="float" office:value="14.78291" calcext:value-type="float">
            <text:p>14,78291</text:p>
          </table:table-cell>
          <table:table-cell office:value-type="float" office:value="9.981836" calcext:value-type="float">
            <text:p>9,981836</text:p>
          </table:table-cell>
          <table:table-cell office:value-type="float" office:value="73.20822" calcext:value-type="float">
            <text:p>73,20822</text:p>
          </table:table-cell>
          <table:table-cell office:value-type="float" office:value="0.2194274" calcext:value-type="float">
            <text:p>0,21942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 gamma = 0.000977, epsilon = 0.25, C = 0.25 </text:p>
          </table:table-cell>
          <table:table-cell office:value-type="float" office:value="15.38805" calcext:value-type="float">
            <text:p>15,38805</text:p>
          </table:table-cell>
          <table:table-cell office:value-type="float" office:value="9.831505" calcext:value-type="float">
            <text:p>9,831505</text:p>
          </table:table-cell>
          <table:table-cell office:value-type="float" office:value="65.81523" calcext:value-type="float">
            <text:p>65,81523</text:p>
          </table:table-cell>
          <table:table-cell office:value-type="float" office:value="0.1542139" calcext:value-type="float">
            <text:p>0,15421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5_4_3_th_0.7 <text:s text:c="14"/></text:p>
          </table:table-cell>
          <table:table-cell office:value-type="float" office:value="15.1255" calcext:value-type="float">
            <text:p>15,1255</text:p>
          </table:table-cell>
          <table:table-cell office:value-type="float" office:value="10.060464" calcext:value-type="float">
            <text:p>10,060464</text:p>
          </table:table-cell>
          <table:table-cell office:value-type="float" office:value="73.9832" calcext:value-type="float">
            <text:p>73,9832</text:p>
          </table:table-cell>
          <table:table-cell office:value-type="float" office:value="0.1828291" calcext:value-type="float">
            <text:p>0,1828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25"/></text:p>
          </table:table-cell>
          <table:table-cell office:value-type="float" office:value="7.319117" calcext:value-type="float">
            <text:p>7,319117</text:p>
          </table:table-cell>
          <table:table-cell office:value-type="float" office:value="5.587832" calcext:value-type="float">
            <text:p>5,587832</text:p>
          </table:table-cell>
          <table:table-cell office:value-type="float" office:value="69.34705" calcext:value-type="float">
            <text:p>69,34705</text:p>
          </table:table-cell>
          <table:table-cell office:value-type="float" office:value="0.0173473" calcext:value-type="float">
            <text:p>0,01734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5_5_th_0.7 <text:s text:c="13"/></text:p>
          </table:table-cell>
          <table:table-cell office:value-type="float" office:value="7.404973" calcext:value-type="float">
            <text:p>7,404973</text:p>
          </table:table-cell>
          <table:table-cell office:value-type="float" office:value="5.562317" calcext:value-type="float">
            <text:p>5,562317</text:p>
          </table:table-cell>
          <table:table-cell office:value-type="float" office:value="71.03893" calcext:value-type="float">
            <text:p>71,03893</text:p>
          </table:table-cell>
          <table:table-cell office:value-type="float" office:value="-0.0058416" calcext:value-type="float">
            <text:p>-0,00584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ASSO <text:s text:c="19"/></text:p>
          </table:table-cell>
          <table:table-cell office:value-type="float" office:value="7.079388" calcext:value-type="float">
            <text:p>7,079388</text:p>
          </table:table-cell>
          <table:table-cell office:value-type="float" office:value="5.573188" calcext:value-type="float">
            <text:p>5,573188</text:p>
          </table:table-cell>
          <table:table-cell office:value-type="float" office:value="77.44161" calcext:value-type="float">
            <text:p>77,44161</text:p>
          </table:table-cell>
          <table:table-cell office:value-type="float" office:value="0.0806644" calcext:value-type="float">
            <text:p>0,0806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5_5_th_0.7 <text:s text:c="13"/></text:p>
          </table:table-cell>
          <table:table-cell office:value-type="float" office:value="7.331473" calcext:value-type="float">
            <text:p>7,331473</text:p>
          </table:table-cell>
          <table:table-cell office:value-type="float" office:value="5.596791" calcext:value-type="float">
            <text:p>5,596791</text:p>
          </table:table-cell>
          <table:table-cell office:value-type="float" office:value="71.90679" calcext:value-type="float">
            <text:p>71,90679</text:p>
          </table:table-cell>
          <table:table-cell office:value-type="float" office:value="0.0140269" calcext:value-type="float">
            <text:p>0,01402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n(PM2.5) <text:s text:c="21"/></text:p>
          </table:table-cell>
          <table:table-cell office:value-type="float" office:value="7.088924" calcext:value-type="float">
            <text:p>7,088924</text:p>
          </table:table-cell>
          <table:table-cell office:value-type="float" office:value="5.216871" calcext:value-type="float">
            <text:p>5,216871</text:p>
          </table:table-cell>
          <table:table-cell office:value-type="float" office:value="57.44537" calcext:value-type="float">
            <text:p>57,44537</text:p>
          </table:table-cell>
          <table:table-cell office:value-type="float" office:value="0.0781859" calcext:value-type="float">
            <text:p>0,07818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5_5_th_0.7 <text:s text:c="13"/></text:p>
          </table:table-cell>
          <table:table-cell office:value-type="float" office:value="7.127995" calcext:value-type="float">
            <text:p>7,127995</text:p>
          </table:table-cell>
          <table:table-cell office:value-type="float" office:value="5.429503" calcext:value-type="float">
            <text:p>5,429503</text:p>
          </table:table-cell>
          <table:table-cell office:value-type="float" office:value="71.72918" calcext:value-type="float">
            <text:p>71,72918</text:p>
          </table:table-cell>
          <table:table-cell office:value-type="float" office:value="0.0679966" calcext:value-type="float">
            <text:p>0,06799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ANN (5, 5), threshold = 0.7 <text:s text:c="13"/></text:p>
          </table:table-cell>
          <table:table-cell table:formula="of:=AVERAGE([.J38:.J42])" office:value-type="float" office:value="7.508198" calcext:value-type="float">
            <text:p>7,508198</text:p>
          </table:table-cell>
          <table:table-cell table:formula="of:=AVERAGE([.K38:.K42])" office:value-type="float" office:value="5.6997582" calcext:value-type="float">
            <text:p>5,6997582</text:p>
          </table:table-cell>
          <table:table-cell table:formula="of:=AVERAGE([.L38:.L42])" office:value-type="float" office:value="73.754606" calcext:value-type="float">
            <text:p>73,754606</text:p>
          </table:table-cell>
          <table:table-cell table:formula="of:=AVERAGE([.M38:.M42])" office:value-type="float" office:value="-0.03732826" calcext:value-type="float">
            <text:p>-0,03732826</text:p>
          </table:table-cell>
          <table:table-cell table:formula="of:=AVERAGE([.N38:.N42])"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5_5_th_0.7 <text:s text:c="13"/></text:p>
          </table:table-cell>
          <table:table-cell office:value-type="float" office:value="7.347818" calcext:value-type="float">
            <text:p>7,347818</text:p>
          </table:table-cell>
          <table:table-cell office:value-type="float" office:value="5.501464" calcext:value-type="float">
            <text:p>5,501464</text:p>
          </table:table-cell>
          <table:table-cell office:value-type="float" office:value="71.16706" calcext:value-type="float">
            <text:p>71,16706</text:p>
          </table:table-cell>
          <table:table-cell office:value-type="float" office:value="0.0096256" calcext:value-type="float">
            <text:p>0,00962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 gamma = 0.000244, epsilon = 0.5, C = 0.25 </text:p>
          </table:table-cell>
          <table:table-cell office:value-type="float" office:value="6.869768" calcext:value-type="float">
            <text:p>6,869768</text:p>
          </table:table-cell>
          <table:table-cell office:value-type="float" office:value="5.334013" calcext:value-type="float">
            <text:p>5,334013</text:p>
          </table:table-cell>
          <table:table-cell office:value-type="float" office:value="70.30008" calcext:value-type="float">
            <text:p>70,30008</text:p>
          </table:table-cell>
          <table:table-cell office:value-type="float" office:value="0.1343014" calcext:value-type="float">
            <text:p>0,1343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5_5_th_0.7 <text:s text:c="13"/></text:p>
          </table:table-cell>
          <table:table-cell office:value-type="float" office:value="8.328731" calcext:value-type="float">
            <text:p>8,328731</text:p>
          </table:table-cell>
          <table:table-cell office:value-type="float" office:value="6.408716" calcext:value-type="float">
            <text:p>6,408716</text:p>
          </table:table-cell>
          <table:table-cell office:value-type="float" office:value="82.93107" calcext:value-type="float">
            <text:p>82,93107</text:p>
          </table:table-cell>
          <table:table-cell office:value-type="float" office:value="-0.2724488" calcext:value-type="float">
            <text:p>-0,27244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23"/></text:p>
          </table:table-cell>
          <table:table-cell office:value-type="float" office:value="32.08025" calcext:value-type="float">
            <text:p>32,08025</text:p>
          </table:table-cell>
          <table:table-cell office:value-type="float" office:value="24.73306" calcext:value-type="float">
            <text:p>24,73306</text:p>
          </table:table-cell>
          <table:table-cell office:value-type="float" office:value="113.38348" calcext:value-type="float">
            <text:p>113,38348</text:p>
          </table:table-cell>
          <table:table-cell office:value-type="float" office:value="-0.7538025" calcext:value-type="float">
            <text:p>-0,7538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1_3_2_th_0.3 <text:s text:c="11"/></text:p>
          </table:table-cell>
          <table:table-cell office:value-type="float" office:value="22.17721" calcext:value-type="float">
            <text:p>22,17721</text:p>
          </table:table-cell>
          <table:table-cell office:value-type="float" office:value="16.91444" calcext:value-type="float">
            <text:p>16,91444</text:p>
          </table:table-cell>
          <table:table-cell office:value-type="float" office:value="126.20127" calcext:value-type="float">
            <text:p>126,20127</text:p>
          </table:table-cell>
          <table:table-cell office:value-type="float" office:value="0.1618559" calcext:value-type="float">
            <text:p>0,16185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ASSO <text:s text:c="17"/></text:p>
          </table:table-cell>
          <table:table-cell office:value-type="float" office:value="22.75045" calcext:value-type="float">
            <text:p>22,75045</text:p>
          </table:table-cell>
          <table:table-cell office:value-type="float" office:value="16.89344" calcext:value-type="float">
            <text:p>16,89344</text:p>
          </table:table-cell>
          <table:table-cell office:value-type="float" office:value="115.75038" calcext:value-type="float">
            <text:p>115,75038</text:p>
          </table:table-cell>
          <table:table-cell office:value-type="float" office:value="0.1179663" calcext:value-type="float">
            <text:p>0,11796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2_3_2_th_0.3 <text:s text:c="11"/></text:p>
          </table:table-cell>
          <table:table-cell office:value-type="float" office:value="22.1373" calcext:value-type="float">
            <text:p>22,1373</text:p>
          </table:table-cell>
          <table:table-cell office:value-type="float" office:value="16.73645" calcext:value-type="float">
            <text:p>16,73645</text:p>
          </table:table-cell>
          <table:table-cell office:value-type="float" office:value="121.2902" calcext:value-type="float">
            <text:p>121,2902</text:p>
          </table:table-cell>
          <table:table-cell office:value-type="float" office:value="0.1648695" calcext:value-type="float">
            <text:p>0,16486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n(PM2.5) <text:s text:c="19"/></text:p>
          </table:table-cell>
          <table:table-cell office:value-type="float" office:value="31.85505" calcext:value-type="float">
            <text:p>31,85505</text:p>
          </table:table-cell>
          <table:table-cell office:value-type="float" office:value="23.82539" calcext:value-type="float">
            <text:p>23,82539</text:p>
          </table:table-cell>
          <table:table-cell office:value-type="float" office:value="99.78324" calcext:value-type="float">
            <text:p>99,78324</text:p>
          </table:table-cell>
          <table:table-cell office:value-type="float" office:value="-0.7292658" calcext:value-type="float">
            <text:p>-0,72926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3_3_2_th_0.3 <text:s text:c="11"/></text:p>
          </table:table-cell>
          <table:table-cell office:value-type="float" office:value="23.0608" calcext:value-type="float">
            <text:p>23,0608</text:p>
          </table:table-cell>
          <table:table-cell office:value-type="float" office:value="17.06584" calcext:value-type="float">
            <text:p>17,06584</text:p>
          </table:table-cell>
          <table:table-cell office:value-type="float" office:value="112.6144" calcext:value-type="float">
            <text:p>112,6144</text:p>
          </table:table-cell>
          <table:table-cell office:value-type="float" office:value="0.0937379" calcext:value-type="float">
            <text:p>0,09373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ANN (3, 2), threshold = 0.3 <text:s text:c="11"/></text:p>
          </table:table-cell>
          <table:table-cell table:formula="of:=AVERAGE([.J43:.J47])" office:value-type="float" office:value="22.709816" calcext:value-type="float">
            <text:p>22,709816</text:p>
          </table:table-cell>
          <table:table-cell table:formula="of:=AVERAGE([.K43:.K47])" office:value-type="float" office:value="16.920806" calcext:value-type="float">
            <text:p>16,920806</text:p>
          </table:table-cell>
          <table:table-cell table:formula="of:=AVERAGE([.L43:.L47])" office:value-type="float" office:value="119.443342" calcext:value-type="float">
            <text:p>119,443342</text:p>
          </table:table-cell>
          <table:table-cell table:formula="of:=AVERAGE([.M43:.M47])" office:value-type="float" office:value="0.12001442" calcext:value-type="float">
            <text:p>0,12001442</text:p>
          </table:table-cell>
          <table:table-cell table:formula="of:=AVERAGE([.N43:.N47])"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4_3_2_th_0.3 <text:s text:c="11"/></text:p>
          </table:table-cell>
          <table:table-cell office:value-type="float" office:value="22.0359" calcext:value-type="float">
            <text:p>22,0359</text:p>
          </table:table-cell>
          <table:table-cell office:value-type="float" office:value="16.31097" calcext:value-type="float">
            <text:p>16,31097</text:p>
          </table:table-cell>
          <table:table-cell office:value-type="float" office:value="113.92713" calcext:value-type="float">
            <text:p>113,92713</text:p>
          </table:table-cell>
          <table:table-cell office:value-type="float" office:value="0.1725027" calcext:value-type="float">
            <text:p>0,17250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 gamma = 0.000244, epsilon = 0.5, C = 16 </text:p>
          </table:table-cell>
          <table:table-cell office:value-type="float" office:value="22.05518" calcext:value-type="float">
            <text:p>22,05518</text:p>
          </table:table-cell>
          <table:table-cell office:value-type="float" office:value="15.73292" calcext:value-type="float">
            <text:p>15,73292</text:p>
          </table:table-cell>
          <table:table-cell office:value-type="float" office:value="97.13918" calcext:value-type="float">
            <text:p>97,13918</text:p>
          </table:table-cell>
          <table:table-cell office:value-type="float" office:value="0.171054" calcext:value-type="float">
            <text:p>0,1710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5_3_2_th_0.3 <text:s text:c="11"/></text:p>
          </table:table-cell>
          <table:table-cell office:value-type="float" office:value="24.13787" calcext:value-type="float">
            <text:p>24,13787</text:p>
          </table:table-cell>
          <table:table-cell office:value-type="float" office:value="17.57633" calcext:value-type="float">
            <text:p>17,57633</text:p>
          </table:table-cell>
          <table:table-cell office:value-type="float" office:value="123.18371" calcext:value-type="float">
            <text:p>123,18371</text:p>
          </table:table-cell>
          <table:table-cell office:value-type="float" office:value="0.0071061" calcext:value-type="float">
            <text:p>0,00710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1" table:number-rows-repeated="27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.00.0000</text:date>, <text:time style:data-style-name="N2" text:time-value="20:06:27.42747899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9:30:56.733059806</meta:creation-date>
    <meta:generator>LibreOffice/6.0.3.2$Linux_X86_64 LibreOffice_project/00m0$Build-2</meta:generator>
    <dc:date>2018-07-17T20:30:01.040611302</dc:date>
    <meta:editing-duration>PT37M22S</meta:editing-duration>
    <meta:editing-cycles>13</meta:editing-cycles>
    <meta:document-statistic meta:table-count="1" meta:cell-count="592" meta:object-count="0"/>
  </office:meta>
</office:document-meta>
</file>